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0a3a" officeooo:paragraph-rsid="001e0a3a" style:font-weight-asian="bold" style:font-weight-complex="bold"/>
    </style:style>
    <style:style style:name="P2" style:family="paragraph" style:parent-style-name="Standard">
      <style:text-properties fo:font-weight="normal" officeooo:rsid="001e0a3a" officeooo:paragraph-rsid="001e0a3a" style:font-weight-asian="normal" style:font-weight-complex="normal"/>
    </style:style>
    <style:style style:name="P3" style:family="paragraph" style:parent-style-name="Standard">
      <style:text-properties fo:font-weight="normal" officeooo:rsid="0020d587" officeooo:paragraph-rsid="0020d587" style:font-weight-asian="normal" style:font-weight-complex="normal"/>
    </style:style>
    <style:style style:name="T1" style:family="text">
      <style:text-properties officeooo:rsid="001fb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5 a) Define c-Commerce, e-Commerce y e-Business</text:p>
      <text:p text:style-name="P2">El e-Commerce (comercio electrónico) consiste en la oferta, compra y venta de productos y servicios a través de internet.</text:p>
      <text:p text:style-name="P3">C-Commerce → comercio colaborativo.</text:p>
      <text:p text:style-name="P2">El e-Business(negocio electrónico) consiste en introducir tecnologías de la comunicación para realizar las actividades de un negocio. No tiene porque ser un negocio relacionado con la tecnología, sino que a la hora de gestionar el negocio va a hacer uso de estas tecnologías para hacer una mejor gestión.</text:p>
      <text:p text:style-name="P1">b) Explica las diferencias entre e-Commerce y e-Business.</text:p>
      <text:p text:style-name="P2">Tras entender qué es el e-Commerce y el e-Business, <text:span text:style-name="T1">la diferencia es que el e-Business abarca todos los procesos internos <text:s/>externos de una empresa, por lo que implica una mayor complejidad, entre ellos el del e-Commerce, mientras que el e-Commerce solo se enfoca en la compra y venta de productos a través de una plataforma onli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0:10:58.316762699</meta:creation-date>
    <dc:date>2022-10-07T10:45:10.065137114</dc:date>
    <meta:editing-duration>PT6M5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6" meta:word-count="142" meta:character-count="897" meta:non-whitespace-character-count="760"/>
  </office:meta>
</office:document-meta>
</file>